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17cm"/>
    </style:style>
    <style:style style:name="co2" style:family="table-column">
      <style:table-column-properties fo:break-before="auto" style:column-width="10.83cm"/>
    </style:style>
    <style:style style:name="co3" style:family="table-column">
      <style:table-column-properties fo:break-before="auto" style:column-width="6.355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11.532cm"/>
    </style:style>
    <style:style style:name="co8" style:family="table-column">
      <style:table-column-properties fo:break-before="auto" style:column-width="7.876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6.57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3.8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66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66ffff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66ff99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33ff99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end" fo:margin-left="0cm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99ffff" fo:wrap-option="wrap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 fo:hyphenate="true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1" table:number-rows-spanned="2">
            <text:p>FOLLOW THE INSTRUCTIONS</text:p>
            <text:p>FILL IN THE GREEN FIELDS</text:p>
          </table:table-cell>
          <table:table-cell table:style-name="ce6" office:value-type="string">
            <text:p><text:span text:style-name="T1">INSERT VALUES FROM THE </text:span></text:p>
            <text:p><text:span text:style-name="T1">REGRESSION TABLE</text:span></text:p>
          </table:table-cell>
          <table:table-cell table:style-name="ce2" table:number-columns-repeated="4"/>
          <table:table-cell table:style-name="ce6" office:value-type="string">
            <text:p>FILL IN THE GREEN FIELDS</text:p>
          </table:table-cell>
          <table:table-cell table:number-columns-repeated="3"/>
        </table:table-row>
        <table:table-row table:style-name="ro2">
          <table:covered-table-cell table:style-name="ce2"/>
          <table:table-cell table:style-name="ce7"/>
          <table:table-cell/>
          <table:table-cell table:style-name="ce2" table:number-columns-repeated="3"/>
          <table:table-cell table:style-name="ce6" office:value-type="string">
            <text:p>INSERT THE NAME OF THE IV</text:p>
          </table:table-cell>
          <table:table-cell table:style-name="ce18" office:value-type="string">
            <text:p>MC</text:p>
          </table:table-cell>
          <table:table-cell table:number-columns-repeated="2"/>
        </table:table-row>
        <table:table-row table:style-name="ro2">
          <table:table-cell table:style-name="ce3" office:value-type="string">
            <text:p>INTERCEPT B0</text:p>
          </table:table-cell>
          <table:table-cell table:style-name="ce8" office:value-type="float" office:value="47.9">
            <text:p>47,9</text:p>
          </table:table-cell>
          <table:table-cell/>
          <table:table-cell table:style-name="ce2"/>
          <table:table-cell table:style-name="ce14" office:value-type="string">
            <text:p>LOW IV </text:p>
          </table:table-cell>
          <table:table-cell table:style-name="ce2" office:value-type="string">
            <text:p>-1SD</text:p>
          </table:table-cell>
          <table:table-cell table:style-name="ce6" office:value-type="string">
            <text:p>INSERT THE NAME OF THE MOD</text:p>
          </table:table-cell>
          <table:table-cell table:style-name="ce18" office:value-type="string">
            <text:p>THREA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BETA IV 1</text:p>
          </table:table-cell>
          <table:table-cell table:style-name="ce8" office:value-type="float" office:value="3.97">
            <text:p>3,97</text:p>
          </table:table-cell>
          <table:table-cell/>
          <table:table-cell table:style-name="ce2"/>
          <table:table-cell table:style-name="ce14" office:value-type="string">
            <text:p>HIGH IV</text:p>
          </table:table-cell>
          <table:table-cell table:style-name="ce2" office:value-type="string">
            <text:p>+1SD</text:p>
          </table:table-cell>
          <table:table-cell table:number-columns-repeated="4"/>
        </table:table-row>
        <table:table-row table:style-name="ro2">
          <table:table-cell table:style-name="ce3" office:value-type="string">
            <text:p>BETA MOD 2</text:p>
          </table:table-cell>
          <table:table-cell table:style-name="ce8" office:value-type="float" office:value="5.72">
            <text:p>5,72</text:p>
          </table:table-cell>
          <table:table-cell/>
          <table:table-cell table:style-name="ce2"/>
          <table:table-cell table:style-name="ce14" office:value-type="string">
            <text:p>LOW MOD</text:p>
          </table:table-cell>
          <table:table-cell table:style-name="ce2" office:value-type="string">
            <text:p>-1SD</text:p>
          </table:table-cell>
          <table:table-cell/>
          <table:table-cell table:style-name="ce5" office:value-type="string" table:number-columns-spanned="3" table:number-rows-spanned="2">
            <text:p>COLUMNS DATA FILLS IN AUTOMATICALLY</text:p>
            <text:p>BY REGRESSION VALUES</text:p>
          </table:table-cell>
          <table:covered-table-cell table:number-columns-repeated="2" table:style-name="ce7"/>
        </table:table-row>
        <table:table-row table:style-name="ro2">
          <table:table-cell table:style-name="ce3" office:value-type="string">
            <text:p>BETA INT 3</text:p>
          </table:table-cell>
          <table:table-cell table:style-name="ce8" office:value-type="float" office:value="-1.28">
            <text:p>-1,28</text:p>
          </table:table-cell>
          <table:table-cell/>
          <table:table-cell table:style-name="ce2"/>
          <table:table-cell table:style-name="ce14" office:value-type="string">
            <text:p>HIGH MOD</text:p>
          </table:table-cell>
          <table:table-cell table:style-name="ce2" office:value-type="string">
            <text:p>+1SD</text:p>
          </table:table-cell>
          <table:table-cell/>
          <table:covered-table-cell table:number-columns-repeated="3" table:style-name="ce7"/>
        </table:table-row>
        <table:table-row table:style-name="ro2">
          <table:table-cell table:style-name="ce4"/>
          <table:table-cell table:style-name="ce2"/>
          <table:table-cell table:style-name="ce7" office:value-type="string" table:number-columns-spanned="2" table:number-rows-spanned="1">
            <text:p>STANDARD DEVIATION VALUES</text:p>
          </table:table-cell>
          <table:covered-table-cell table:style-name="ce2"/>
          <table:table-cell table:style-name="ce2" table:number-columns-repeated="2"/>
          <table:table-cell table:style-name="ce17" table:number-columns-repeated="2"/>
          <table:table-cell table:style-name="ce5" table:number-columns-repeated="2"/>
        </table:table-row>
        <table:table-row table:style-name="ro2">
          <table:table-cell table:style-name="ce3" office:value-type="string">
            <text:p>STANDARD DEVIATION IV</text:p>
          </table:table-cell>
          <table:table-cell table:style-name="ce9" office:value-type="float" office:value="3.54">
            <text:p>3,54</text:p>
          </table:table-cell>
          <table:table-cell table:style-name="ce7" office:value-type="string">
            <text:p>IV</text:p>
          </table:table-cell>
          <table:table-cell table:style-name="ce7" office:value-type="string">
            <text:p>MOD</text:p>
          </table:table-cell>
          <table:table-cell table:style-name="ce15" office:value-type="string">
            <text:p>PREDICTION VD</text:p>
          </table:table-cell>
          <table:table-cell/>
          <table:table-cell table:style-name="ce5" office:value-type="string" table:number-columns-spanned="1" table:number-rows-spanned="3">
            <text:p>TABLE FOR THE GRAPH </text:p>
            <text:p>(NAMES FILL IN </text:p>
            <text:p>AUTOMATICALLY)</text:p>
          </table:table-cell>
          <table:table-cell table:style-name="ce5"/>
          <table:table-cell table:style-name="ce15" table:formula="of:=  [.H3] &amp; &quot; -1SD&quot;" office:value-type="string" office:string-value="THREAT -1SD">
            <text:p>THREAT -1SD</text:p>
          </table:table-cell>
          <table:table-cell table:style-name="ce15" table:formula="of:=  [.H3] &amp; &quot; +1SD&quot;" office:value-type="string" office:string-value="THREAT +1SD">
            <text:p>THREAT +1SD</text:p>
          </table:table-cell>
        </table:table-row>
        <table:table-row table:style-name="ro2">
          <table:table-cell table:style-name="ce3" office:value-type="string">
            <text:p>STANDARD DEVIATION MOD</text:p>
          </table:table-cell>
          <table:table-cell table:style-name="ce10" office:value-type="float" office:value="4.2">
            <text:p>4,2</text:p>
          </table:table-cell>
          <table:table-cell table:style-name="ce12" table:formula="of:= -1* [.B8]" office:value-type="float" office:value="-3.54">
            <text:p>-3,54</text:p>
          </table:table-cell>
          <table:table-cell table:style-name="ce12" table:formula="of:= -1* [.B9]" office:value-type="float" office:value="-4.2">
            <text:p>-4,2</text:p>
          </table:table-cell>
          <table:table-cell table:style-name="ce16" table:formula="of:= [.B3] + ([.B4]*[.C9]) + ([.B5]*[.D9]) + ([.B6]*[.C9]*[.D9])" office:value-type="float" office:value="-9.20884000000001">
            <text:p>-9,20884</text:p>
          </table:table-cell>
          <table:table-cell/>
          <table:covered-table-cell table:style-name="ce5"/>
          <table:table-cell table:style-name="ce6" table:formula="of:=  [.H2] &amp; &quot; -1SD&quot;" office:value-type="string" office:string-value="MC -1SD">
            <text:p>MC -1SD</text:p>
          </table:table-cell>
          <table:table-cell table:style-name="ce20" table:formula="of:=[.E9]" office:value-type="float" office:value="-9.20884000000001">
            <text:p>-9,20884</text:p>
          </table:table-cell>
          <table:table-cell table:style-name="ce20" table:formula="of:=[.E10]" office:value-type="float" office:value="76.90124">
            <text:p>76,90124</text:p>
          </table:table-cell>
        </table:table-row>
        <table:table-row table:style-name="ro2">
          <table:table-cell table:style-name="ce2"/>
          <table:table-cell table:style-name="ce7"/>
          <table:table-cell table:style-name="ce12" table:formula="of:= -1* [.B8]" office:value-type="float" office:value="-3.54">
            <text:p>-3,54</text:p>
          </table:table-cell>
          <table:table-cell table:style-name="ce12" table:formula="of:= 1* [.B9]" office:value-type="float" office:value="4.2">
            <text:p>4,2</text:p>
          </table:table-cell>
          <table:table-cell table:style-name="ce16" table:formula="of:= [.B3] + ([.B4]*[.C10]) + ([.B5]*[.D10]) + ([.B6]*[.C10]*[.D10])" office:value-type="float" office:value="76.90124">
            <text:p>76,90124</text:p>
          </table:table-cell>
          <table:table-cell/>
          <table:covered-table-cell table:style-name="ce7"/>
          <table:table-cell table:style-name="ce6" table:formula="of:=  [.H2] &amp; &quot; +1SD&quot;" office:value-type="string" office:string-value="MC +1SD">
            <text:p>MC +1SD</text:p>
          </table:table-cell>
          <table:table-cell table:style-name="ce20" table:formula="of:=[.E11]" office:value-type="float" office:value="56.96084">
            <text:p>56,96084</text:p>
          </table:table-cell>
          <table:table-cell table:style-name="ce20" table:formula="of:= [.E12]" office:value-type="float" office:value="42.92276">
            <text:p>42,92276</text:p>
          </table:table-cell>
        </table:table-row>
        <table:table-row table:style-name="ro2">
          <table:table-cell table:style-name="ce5" office:value-type="string">
            <text:p>REGRESSION EQUATION USED</text:p>
          </table:table-cell>
          <table:table-cell table:style-name="ce7"/>
          <table:table-cell table:style-name="ce12" table:formula="of:= +1* [.B8]" office:value-type="float" office:value="3.54">
            <text:p>3,54</text:p>
          </table:table-cell>
          <table:table-cell table:style-name="ce12" table:formula="of:= -1* [.B9]" office:value-type="float" office:value="-4.2">
            <text:p>-4,2</text:p>
          </table:table-cell>
          <table:table-cell table:style-name="ce16" table:formula="of:= [.B3] + ([.B4]*[.C11]) + ([.B5]*[.D11]) + ([.B6]*[.C11]*[.D11])" office:value-type="float" office:value="56.96084">
            <text:p>56,96084</text:p>
          </table:table-cell>
          <table:table-cell/>
          <table:table-cell table:style-name="ce7" table:number-columns-repeated="4"/>
        </table:table-row>
        <table:table-row table:style-name="ro2">
          <table:table-cell table:style-name="ce5" office:value-type="string">
            <text:p>VD = B0 X B1IV X B2MOD + B3INT</text:p>
          </table:table-cell>
          <table:table-cell/>
          <table:table-cell table:style-name="ce12" table:formula="of:= +1* [.B8]" office:value-type="float" office:value="3.54">
            <text:p>3,54</text:p>
          </table:table-cell>
          <table:table-cell table:style-name="ce12" table:formula="of:= 1* [.B9]" office:value-type="float" office:value="4.2">
            <text:p>4,2</text:p>
          </table:table-cell>
          <table:table-cell table:style-name="ce16" table:formula="of:= [.B3] + ([.B4]*[.C12]) + ([.B5]*[.D120]) + ([.B6]*[.C12]*[.D12])" office:value-type="float" office:value="42.92276">
            <text:p>42,92276</text:p>
          </table:table-cell>
          <table:table-cell/>
          <table:table-cell table:style-name="ce7" table:number-columns-repeated="4"/>
        </table:table-row>
        <table:table-row table:style-name="ro2">
          <table:table-cell table:number-columns-repeated="2"/>
          <table:table-cell table:style-name="ce12" table:number-columns-repeated="2"/>
          <table:table-cell table:number-columns-repeated="3"/>
          <table:table-cell table:style-name="ce19"/>
          <table:table-cell table:number-columns-repeated="2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6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table:number-columns-repeated="2"/>
          <table:table-cell>
            <draw:frame table:end-cell-address="Foglio1.G52" table:end-x="3.571cm" table:end-y="0.227cm" draw:z-index="0" draw:style-name="gr1" draw:text-style-name="P1" svg:width="23.855cm" svg:height="18.471cm" svg:x="2.173cm" svg:y="0.014cm">
              <draw:object draw:notify-on-update-of-ranges="Foglio1.H8:Foglio1.H8 Foglio1.H9:Foglio1.H10 Foglio1.I8:Foglio1.I8 Foglio1.I9:Foglio1.I10 Foglio1.J8:Foglio1.J8 Foglio1.J9:Foglio1.J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4">
          <table:table-cell/>
          <table:table-cell table:style-name="ce11" office:value-type="string">
            <text:p>GRAPH TITLE AND Y-AXIS </text:p>
            <text:p>VARIABLE MUST BE ENTERED MANUALLY</text:p>
            <text:p>NAMES OF IV AND MOD FILL IN AUTOMATICALLY</text:p>
          </table:table-cell>
          <table:table-cell table:number-columns-repeated="8"/>
        </table:table-row>
      </table:table>
      <table:table table:name="Foglio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7">27/05/2025</text:date>, <text:time>23.17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mmaria  Trimarco</meta:initial-creator>
    <meta:creation-date>2025-05-27T14:11:05.68</meta:creation-date>
    <meta:generator>OpenOffice/4.1.15$Win32 OpenOffice.org_project/4115m2$Build-9813</meta:generator>
    <dc:date>2025-05-27T23:16:54.27</dc:date>
    <dc:creator>Giammaria  Trimarco</dc:creator>
    <meta:editing-duration>PT9H5M43S</meta:editing-duration>
    <meta:editing-cycles>16</meta:editing-cycles>
    <meta:document-statistic meta:table-count="3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6cm" svg:height="18.472cm" xlink:href=".." xlink:type="simple" chart:class="chart:line" chart:style-name="ch1">
        <chart:title svg:x="9.219cm" svg:y="0.893cm" chart:style-name="ch2">
          <text:p>INTERACTION</text:p>
        </chart:title>
        <chart:legend svg:x="17.182cm" svg:y="7.03cm" style:legend-expansion="custom" chartooo:width="4.143cm" chartooo:height="4.394cm" style:legend-expansion-aspect-ratio="0.942876649977242" chart:style-name="ch3"/>
        <chart:plot-area chart:style-name="ch4" table:cell-range-address="Foglio1.H8:Foglio1.J10" chart:data-source-has-labels="both" svg:x="2.593cm" svg:y="3.168cm" svg:width="15.197cm" svg:height="12.563cm">
          <chartooo:coordinate-region svg:x="3.678cm" svg:y="3.38cm" svg:width="12.959cm" svg:height="11.492cm"/>
          <chart:axis chart:dimension="x" chart:name="primary-x" chart:style-name="ch5" chartooo:axis-type="auto">
            <chartooo:date-scale/>
            <chart:categories table:cell-range-address="Foglio1.H9:Foglio1.H10"/>
          </chart:axis>
          <chart:axis chart:dimension="y" chart:name="primary-y" chart:style-name="ch6">
            <chart:title svg:x="0.59cm" svg:y="9.527cm" chart:style-name="ch7">
              <text:p>VD
</text:p>
            </chart:title>
          </chart:axis>
          <chart:series chart:style-name="ch8" chart:values-cell-range-address="Foglio1.I9:Foglio1.I10" chart:label-cell-address="Foglio1.I8:Foglio1.I8" chart:class="chart:line">
            <chart:data-point chart:repeated="2"/>
          </chart:series>
          <chart:series chart:style-name="ch9" chart:values-cell-range-address="Foglio1.J9:Foglio1.J10" chart:label-cell-address="Foglio1.J8:Foglio1.J8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T -1SD</text:p>
                <draw:g>
                  <svg:desc>Foglio1.I8:Foglio1.I8</svg:desc>
                </draw:g>
              </table:table-cell>
              <table:table-cell office:value-type="string">
                <text:p>THREAT +1SD</text:p>
                <draw:g>
                  <svg:desc>Foglio1.J8:Foglio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 -1SD</text:p>
                <draw:g>
                  <svg:desc>Foglio1.H9:Foglio1.H10</svg:desc>
                </draw:g>
              </table:table-cell>
              <table:table-cell office:value-type="float" office:value="-9.20884000000001">
                <text:p>-9.20884000000001</text:p>
                <draw:g>
                  <svg:desc>Foglio1.I9:Foglio1.I10</svg:desc>
                </draw:g>
              </table:table-cell>
              <table:table-cell office:value-type="float" office:value="76.90124">
                <text:p>76.90124</text:p>
                <draw:g>
                  <svg:desc>Foglio1.J9:Foglio1.J10</svg:desc>
                </draw:g>
              </table:table-cell>
            </table:table-row>
            <table:table-row>
              <table:table-cell office:value-type="string">
                <text:p>MC +1SD</text:p>
              </table:table-cell>
              <table:table-cell office:value-type="float" office:value="56.96084">
                <text:p>56.96084</text:p>
              </table:table-cell>
              <table:table-cell office:value-type="float" office:value="42.92276">
                <text:p>42.9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